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6" text:outline-level="1">Pré-condições</text:h>
      <text:p text:style-name="P16">O usuário estar logado no sistema.</text:p>
      <text:h text:style-name="P26" text:outline-level="1">Fluxo Básico de eventos</text:h>
      <text:list xml:id="list955727705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e uma opção para cadastrar data imprecisa. <text:s text:c="6"/></text:p>
          <text:p text:style-name="P24">- campo “Data de Óbito”, com uma opção para cadastrar data precisa e uma opção para cadastrar data imprecisa. <text:s text:c="91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<text:soft-page-break/>“O campo &lt;nome do campo&gt; deve ser preenchido” 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 usuário tiver selecionado a opção 'Outras' em Tipo de Autoria <text:tab/>ou não selecionar nenhum item do campo <text:s/>“Função ou atividade” e clicar em 'Salvar' sem especificar qual o tipo de autoria ou Função</text:span></text:p>
      <text:p text:style-name="P9"><text:tab/>1. O sistema exibe mensagem 'Autoria/Função não especificada'.</text:p>
      <text:p text:style-name="P19"><text:tab/>2. O sistema retorna ao passo 1 do fluxo básico.</text:p>
      <text:h text:style-name="P26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9</meta:editing-cycles>
    <meta:editing-duration>PT3H42M57S</meta:editing-duration>
    <meta:generator>LibreOffice/3.5$Linux_X86_64 LibreOffice_project/350m1$Build-2</meta:generator>
    <dc:date>2012-08-22T12:13:27</dc:date>
    <dc:creator>Thais </dc:creator>
    <meta:document-statistic meta:table-count="2" meta:image-count="1" meta:object-count="0" meta:page-count="2" meta:paragraph-count="68" meta:word-count="515" meta:character-count="2757" meta:non-whitespace-character-count="2623"/>
  </office:meta>
</office:document-meta>
</file>